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7-04-27T15:34:46</meta:creation-date>
    <dc:language>en-AU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0" meta:word-count="0" meta:character-count="0"/>
  </office:meta>
</office:document-meta>
</file>